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text-properties fo:color="#cccccc" loext:opacity="100%" style:font-name="Droid Sans Mono" fo:font-size="12pt" fo:font-weight="normal" officeooo:rsid="00471c11" officeooo:paragraph-rsid="00471c11" fo:background-color="#1f1f1f"/>
    </style:style>
    <style:style style:name="P13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5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6" style:family="paragraph" style:parent-style-name="Standard">
      <style:paragraph-properties style:line-height-at-least="0.582cm"/>
    </style:style>
    <style:style style:name="P17" style:family="paragraph" style:parent-style-name="Standard">
      <style:text-properties officeooo:rsid="0029999e" officeooo:paragraph-rsid="0029999e"/>
    </style:style>
    <style:style style:name="P18" style:family="paragraph" style:parent-style-name="Standard">
      <style:text-properties officeooo:rsid="002aec51" officeooo:paragraph-rsid="002aec51"/>
    </style:style>
    <style:style style:name="P19" style:family="paragraph" style:parent-style-name="Standard">
      <style:text-properties officeooo:rsid="002bc2ae" officeooo:paragraph-rsid="002bc2ae"/>
    </style:style>
    <style:style style:name="P20" style:family="paragraph" style:parent-style-name="Standard">
      <style:text-properties officeooo:rsid="002daff4" officeooo:paragraph-rsid="002daff4"/>
    </style:style>
    <style:style style:name="P21" style:family="paragraph" style:parent-style-name="Standard">
      <style:text-properties officeooo:rsid="002e8dc5" officeooo:paragraph-rsid="002e8dc5"/>
    </style:style>
    <style:style style:name="P22" style:family="paragraph" style:parent-style-name="Standard">
      <style:text-properties officeooo:rsid="002f9581" officeooo:paragraph-rsid="002f9581"/>
    </style:style>
    <style:style style:name="P23" style:family="paragraph" style:parent-style-name="Standard">
      <style:text-properties officeooo:rsid="0032812f" officeooo:paragraph-rsid="0032812f"/>
    </style:style>
    <style:style style:name="P24" style:family="paragraph" style:parent-style-name="Standard">
      <style:text-properties officeooo:rsid="00331a15" officeooo:paragraph-rsid="00331a15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Standard">
      <style:text-properties officeooo:rsid="003f0838" officeooo:paragraph-rsid="003f0838"/>
    </style:style>
    <style:style style:name="P34" style:family="paragraph" style:parent-style-name="Standard">
      <style:text-properties officeooo:rsid="004078ed" officeooo:paragraph-rsid="004078ed"/>
    </style:style>
    <style:style style:name="P35" style:family="paragraph" style:parent-style-name="Standard">
      <style:text-properties style:use-window-font-color="true" loext:opacity="0%" style:font-name="Liberation Serif" fo:font-size="12pt" fo:font-weight="normal" officeooo:rsid="004078ed" officeooo:paragraph-rsid="004078ed" fo:background-color="transparent"/>
    </style:style>
    <style:style style:name="P36" style:family="paragraph" style:parent-style-name="Standard">
      <style:paragraph-properties style:line-height-at-least="0.582cm"/>
      <style:text-properties style:use-window-font-color="true" loext:opacity="0%" style:font-name="Liberation Serif" fo:font-size="12pt" fo:font-weight="normal" fo:background-color="transparent"/>
    </style:style>
    <style:style style:name="P37" style:family="paragraph" style:parent-style-name="Standard">
      <style:text-properties style:use-window-font-color="true" loext:opacity="0%" style:font-name="Liberation Serif" officeooo:rsid="004078ed" officeooo:paragraph-rsid="004078ed" fo:background-color="transparent"/>
    </style:style>
    <style:style style:name="P38" style:family="paragraph" style:parent-style-name="Standard">
      <style:text-properties style:use-window-font-color="true" loext:opacity="0%" style:font-name="Liberation Serif" officeooo:rsid="00433688" officeooo:paragraph-rsid="00433688" fo:background-color="transparent"/>
    </style:style>
    <style:style style:name="P39" style:family="paragraph" style:parent-style-name="Standard">
      <style:text-properties style:use-window-font-color="true" loext:opacity="0%" style:font-name="Liberation Serif" officeooo:rsid="00452074" officeooo:paragraph-rsid="00452074" fo:background-color="transparent"/>
    </style:style>
    <style:style style:name="P40" style:family="paragraph" style:parent-style-name="Standard">
      <style:text-properties style:use-window-font-color="true" loext:opacity="0%" style:font-name="Liberation Serif" officeooo:rsid="00471c11" officeooo:paragraph-rsid="00471c11" fo:background-color="transparent"/>
    </style:style>
    <style:style style:name="P41" style:family="paragraph" style:parent-style-name="Standard">
      <style:text-properties style:use-window-font-color="true" loext:opacity="0%" style:font-name="Liberation Serif" officeooo:rsid="0048b055" officeooo:paragraph-rsid="0048b055" fo:background-color="transparent"/>
    </style:style>
    <style:style style:name="P42" style:family="paragraph" style:parent-style-name="Standard">
      <style:text-properties style:use-window-font-color="true" loext:opacity="0%" style:font-name="Liberation Serif" officeooo:rsid="0049b6ef" officeooo:paragraph-rsid="0049b6ef" fo:background-color="transparent"/>
    </style:style>
    <style:style style:name="P43" style:family="paragraph" style:parent-style-name="Standard">
      <style:text-properties style:use-window-font-color="true" loext:opacity="0%" style:font-name="Liberation Serif" officeooo:rsid="0049da06" officeooo:paragraph-rsid="0049da06" fo:background-color="transparent"/>
    </style:style>
    <style:style style:name="P44" style:family="paragraph" style:parent-style-name="Standard">
      <style:text-properties style:use-window-font-color="true" loext:opacity="0%" style:font-name="Liberation Serif" officeooo:rsid="004a2ece" officeooo:paragraph-rsid="004a2ece" fo:background-color="transparent"/>
    </style:style>
    <style:style style:name="P45" style:family="paragraph" style:parent-style-name="Standard">
      <style:text-properties style:use-window-font-color="true" loext:opacity="0%" style:font-name="Liberation Serif" officeooo:rsid="004a4d82" officeooo:paragraph-rsid="004a4d82" fo:background-color="transparent"/>
    </style:style>
    <style:style style:name="P46" style:family="paragraph" style:parent-style-name="Standard">
      <style:text-properties style:use-window-font-color="true" loext:opacity="0%" style:font-name="Liberation Serif" officeooo:rsid="0050496c" officeooo:paragraph-rsid="0050496c" fo:background-color="transparent"/>
    </style:style>
    <style:style style:name="P47" style:family="paragraph" style:parent-style-name="Standard">
      <style:text-properties style:use-window-font-color="true" loext:opacity="0%" style:font-name="Liberation Serif" officeooo:rsid="0050d77f" officeooo:paragraph-rsid="0050d77f" fo:background-color="transparent"/>
    </style:style>
    <style:style style:name="P48" style:family="paragraph" style:parent-style-name="Standard">
      <style:text-properties style:use-window-font-color="true" loext:opacity="0%" style:font-name="Liberation Serif" officeooo:rsid="00523699" officeooo:paragraph-rsid="00523699" fo:background-color="transparent"/>
    </style:style>
    <style:style style:name="P49" style:family="paragraph" style:parent-style-name="Standard">
      <style:text-properties style:use-window-font-color="true" loext:opacity="0%" style:font-name="Liberation Serif" officeooo:rsid="0052823b" officeooo:paragraph-rsid="0052823b" fo:background-color="transparent"/>
    </style:style>
    <style:style style:name="P50" style:family="paragraph" style:parent-style-name="Standard">
      <style:text-properties style:use-window-font-color="true" loext:opacity="0%" style:font-name="Liberation Serif" officeooo:rsid="00539e71" officeooo:paragraph-rsid="00539e71" fo:background-color="transparent"/>
    </style:style>
    <style:style style:name="P51" style:family="paragraph" style:parent-style-name="Standard">
      <style:text-properties style:use-window-font-color="true" loext:opacity="0%" style:font-name="Liberation Serif" officeooo:rsid="00542764" officeooo:paragraph-rsid="00542764" fo:background-color="transparent"/>
    </style:style>
    <style:style style:name="P52" style:family="paragraph" style:parent-style-name="Standard">
      <style:text-properties style:use-window-font-color="true" loext:opacity="0%" style:font-name="Liberation Serif" officeooo:rsid="005b1733" officeooo:paragraph-rsid="005b1733" fo:background-color="transparent"/>
    </style:style>
    <style:style style:name="P53" style:family="paragraph" style:parent-style-name="Standard">
      <style:text-properties style:use-window-font-color="true" loext:opacity="0%" style:font-name="Liberation Serif" officeooo:rsid="005c1fe5" officeooo:paragraph-rsid="005c1fe5" fo:background-color="transparent"/>
    </style:style>
    <style:style style:name="P54" style:family="paragraph" style:parent-style-name="Standard">
      <style:text-properties style:use-window-font-color="true" loext:opacity="0%" style:font-name="Liberation Serif" officeooo:rsid="005c8853" officeooo:paragraph-rsid="005c8853" fo:background-color="transparent"/>
    </style:style>
    <style:style style:name="P55" style:family="paragraph" style:parent-style-name="Standard">
      <style:text-properties style:use-window-font-color="true" loext:opacity="0%" style:font-name="Liberation Serif" officeooo:rsid="005cd0a9" officeooo:paragraph-rsid="005cd0a9" fo:background-color="transparent"/>
    </style:style>
    <style:style style:name="P56" style:family="paragraph" style:parent-style-name="Standard">
      <style:text-properties style:use-window-font-color="true" loext:opacity="0%" style:font-name="Liberation Serif" officeooo:rsid="005e0b45" officeooo:paragraph-rsid="005e0b45" fo:background-color="transparent"/>
    </style:style>
    <style:style style:name="P57" style:family="paragraph" style:parent-style-name="Standard">
      <style:text-properties style:use-window-font-color="true" loext:opacity="0%" style:font-name="Liberation Serif" officeooo:rsid="00627453" officeooo:paragraph-rsid="00627453" fo:background-color="transparent"/>
    </style:style>
    <style:style style:name="P58" style:family="paragraph" style:parent-style-name="Standard">
      <style:text-properties style:use-window-font-color="true" loext:opacity="0%" style:font-name="Liberation Serif" officeooo:rsid="00630abf" officeooo:paragraph-rsid="00630abf" fo:background-color="transparent"/>
    </style:style>
    <style:style style:name="P59" style:family="paragraph" style:parent-style-name="Standard">
      <style:text-properties officeooo:rsid="0040d1c3" officeooo:paragraph-rsid="0040d1c3"/>
    </style:style>
    <style:style style:name="P6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6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62" style:family="paragraph" style:parent-style-name="Standard">
      <style:text-properties style:use-window-font-color="true" loext:opacity="0%" style:font-name="Liberation Serif" officeooo:rsid="006465ae" officeooo:paragraph-rsid="006465ae" fo:background-color="transparent"/>
    </style:style>
    <style:style style:name="P63" style:family="paragraph" style:parent-style-name="Standard">
      <style:text-properties style:use-window-font-color="true" loext:opacity="0%" style:font-name="Liberation Serif" officeooo:rsid="0065c63c" officeooo:paragraph-rsid="0065c63c" fo:background-color="transparent"/>
    </style:style>
    <style:style style:name="P64" style:family="paragraph" style:parent-style-name="Standard">
      <style:text-properties style:use-window-font-color="true" loext:opacity="0%" style:font-name="Liberation Serif" officeooo:rsid="0066f9db" officeooo:paragraph-rsid="0066f9db" fo:background-color="transparent"/>
    </style:style>
    <style:style style:name="P65" style:family="paragraph" style:parent-style-name="Standard">
      <style:text-properties style:use-window-font-color="true" loext:opacity="0%" style:font-name="Liberation Serif" officeooo:rsid="0067a71d" officeooo:paragraph-rsid="0067a71d" fo:background-color="transparent"/>
    </style:style>
    <style:style style:name="P66" style:family="paragraph" style:parent-style-name="Standard">
      <style:text-properties style:use-window-font-color="true" loext:opacity="0%" style:font-name="Liberation Serif" officeooo:rsid="0068dcce" officeooo:paragraph-rsid="0068dcce" fo:background-color="transparent"/>
    </style:style>
    <style:style style:name="P67" style:family="paragraph" style:parent-style-name="Standard">
      <style:text-properties style:use-window-font-color="true" loext:opacity="0%" style:font-name="Liberation Serif" officeooo:rsid="006a22e0" officeooo:paragraph-rsid="006a22e0" fo:background-color="transparent"/>
    </style:style>
    <style:style style:name="P68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69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style:style style:name="T17" style:family="text">
      <style:text-properties officeooo:rsid="00603e97"/>
    </style:style>
    <style:style style:name="T18" style:family="text">
      <style:text-properties officeooo:rsid="0061154b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7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6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1">template</text:p>
      <text:p text:style-name="P14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6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3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6"/>
      <text:p text:style-name="P13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8">to go to any file in browser dev options or in vs code</text:p>
      <text:p text:style-name="P8"/>
      <text:p text:style-name="P8"/>
      <text:p text:style-name="P19">Directives</text:p>
      <text:p text:style-name="P19"/>
      <text:p text:style-name="P19">Directives are use to change behavior and appearance of DOM element</text:p>
      <text:p text:style-name="P19">Directives can implement all life cycle hooks</text:p>
      <text:p text:style-name="P19">Directives can not have template</text:p>
      <text:p text:style-name="P19"/>
      <text:p text:style-name="P22">Types of Directives</text:p>
      <text:p text:style-name="P22"/>
      <text:p text:style-name="P20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2">Attribute directives – <text:span text:style-name="T10">mostly used</text:span></text:p>
      <text:p text:style-name="P22"/>
      <text:p text:style-name="P15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3">Builtin Directives</text:p>
      <text:p text:style-name="P23"/>
      <text:p text:style-name="P23">structural-</text:p>
      <text:p text:style-name="P23">*ngIf</text:p>
      <text:p text:style-name="P23">*ngFor</text:p>
      <text:p text:style-name="P23">*ngSwitch</text:p>
      <text:p text:style-name="P23"/>
      <text:p text:style-name="P23">attribute-</text:p>
      <text:p text:style-name="P23">ngClass</text:p>
      <text:p text:style-name="P23">ngStyle</text:p>
      <text:p text:style-name="P23"/>
      <text:p text:style-name="P24"/>
      <text:p text:style-name="P25">Pipes</text:p>
      <text:p text:style-name="P25"/>
      <text:p text:style-name="P25">Pipes used for data transformation.</text:p>
      <text:p text:style-name="P25">Pipes don’t change actual object.</text:p>
      <text:p text:style-name="P25"/>
      <text:p text:style-name="P25">Builtin pipes</text:p>
      <text:p text:style-name="P25"/>
      <text:p text:style-name="P25">date</text:p>
      <text:p text:style-name="P25">uppercase</text:p>
      <text:p text:style-name="P25">lowercase</text:p>
      <text:p text:style-name="P25">titlecase</text:p>
      <text:p text:style-name="P25">currency</text:p>
      <text:p text:style-name="P25">number/decimal</text:p>
      <text:p text:style-name="P25">percent</text:p>
      <text:p text:style-name="P25">json</text:p>
      <text:p text:style-name="P25">slice</text:p>
      <text:p text:style-name="P25">async</text:p>
      <text:p text:style-name="P25"/>
      <text:p text:style-name="P25"/>
      <text:p text:style-name="P25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33">ngDoCheck</text:p>
      <text:p text:style-name="P59">ngAfterContentInit</text:p>
      <text:p text:style-name="P59">ngAfterContentChecked</text:p>
      <text:p text:style-name="P59">ngAfterViewInit</text:p>
      <text:p text:style-name="P59">ngAfterViewChecked</text:p>
      <text:p text:style-name="P59">ngOnDestroy</text:p>
      <text:p text:style-name="P59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60">The change-detection strategy to use for this component.</text:p>
      <text:p text:style-name="P61">When a component is instantiated, Angular creates a change detector, which is responsible for propagating the component's bindings. The strategy is one of:</text:p>
      <text:list text:style-name="L1">
        <text:list-item>
          <text:p text:style-name="P68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69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5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  <text:p text:style-name="P31"/>
      <text:p text:style-name="P31"/>
      <text:p text:style-name="P34"/>
      <text:p text:style-name="P34"/>
      <text:p text:style-name="P34"><text:soft-page-break/>ngDoCheck</text:p>
      <text:p text:style-name="P35">this will get called for any event which is triggered in current page.</text:p>
      <text:p text:style-name="P36">Do not use ngDoCheck and ngOnChanges on same component as they will be doing exact same thing.</text:p>
      <text:p text:style-name="P37"/>
      <text:p text:style-name="P37"/>
      <text:p text:style-name="P38">ngAfterViewInit</text:p>
      <text:p text:style-name="P38"/>
      <text:p text:style-name="P39">ngOnInit triggers when component is initialized but it doesn’t mean all child components are initialized and ready to use.</text:p>
      <text:p text:style-name="P39">ngAfterViewInit triggers when its view is initialized and this meand all child components are initialized and ready to use.</text:p>
      <text:p text:style-name="P39"/>
      <text:p text:style-name="P39"/>
      <text:p text:style-name="P40">ng-template</text:p>
      <text:p text:style-name="P40"/>
      <text:p text:style-name="P40">It will not render anything by its own.</text:p>
      <text:p text:style-name="P40">It used for rendering components dynamically</text:p>
      <text:p text:style-name="P40"/>
      <text:p text:style-name="P40"/>
      <text:p text:style-name="P12">@<text:span text:style-name="T8">ViewChild</text:span>(<text:span text:style-name="T4">'name'</text:span>, { <text:span text:style-name="T3">static:</text:span> <text:span text:style-name="T2">true</text:span> }) <text:span text:style-name="T3">name</text:span><text:span text:style-name="T5">!:</text:span> <text:span text:style-name="T8">ElementRef</text:span>;</text:p>
      <text:p text:style-name="P40"/>
      <text:p text:style-name="P41">{static:true} – allows to get child components in oninit of parent component but this is ok to use if you don’t have any async calls in oninit of child component.<text:line-break/>Hence it is good practice to refer child components in AfterViewInit lifecycle hook.</text:p>
      <text:p text:style-name="P41"/>
      <text:p text:style-name="P41"/>
      <text:p text:style-name="P42">@ViewChild Decorator-</text:p>
      <text:p text:style-name="P42">Gets reference to any element or any component reference.</text:p>
      <text:p text:style-name="P42"/>
      <text:p text:style-name="P43">Ng-content</text:p>
      <text:p text:style-name="P43"/>
      <text:p text:style-name="P43">Content will be provided by parent component.</text:p>
      <text:p text:style-name="P43">Order of component can be definrd using ng-content.</text:p>
      <text:p text:style-name="P43"/>
      <text:p text:style-name="P44">If you want to access components which are loaded inside ng-content component then you can use lifecycle hooks such as ngAfterContentInit and ngAfterContentChecked</text:p>
      <text:p text:style-name="P43"/>
      <text:p text:style-name="P45"/>
      <text:p text:style-name="P45">ngOnDestroy</text:p>
      <text:p text:style-name="P45"/>
      <text:p text:style-name="P45">You can write logic to unsubscribe, clear storage or free resources.<text:tab/></text:p>
      <text:p text:style-name="P42"/>
      <text:p text:style-name="P4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Dependency Injection</text:p>
      <text:p text:style-name="P46"/>
      <text:p text:style-name="P46">Builtin support for dependency injection</text:p>
      <text:p text:style-name="P46"/>
      <text:p text:style-name="P46">DI providers</text:p>
      <text:p text:style-name="P46"/>
      <text:p text:style-name="P46">Class based</text:p>
      <text:p text:style-name="P46">Value based</text:p>
      <text:p text:style-name="P46">Factory</text:p>
      <text:p text:style-name="P46"/>
      <text:p text:style-name="P47">@Injectable({</text:p>
      <text:p text:style-name="P47"><text:tab/>providedIn:’root’</text:p>
      <text:p text:style-name="P47">})</text:p>
      <text:p text:style-name="P47"/>
      <text:p text:style-name="P47">Above code in service make that service a singleton.</text:p>
      <text:p text:style-name="P47">Single instance of service is created and shared across app lifecycle.</text:p>
      <text:p text:style-name="P47"/>
      <text:p text:style-name="P48"/>
      <text:p text:style-name="P48">Dependency Reolvers</text:p>
      <text:p text:style-name="P48"/>
      <text:p text:style-name="P48">Self</text:p>
      <text:p text:style-name="P48">Skip</text:p>
      <text:p text:style-name="P49">SkipSelf</text:p>
      <text:p text:style-name="P50">Optional</text:p>
      <text:p text:style-name="P51">Host</text:p>
      <text:p text:style-name="P51"/>
      <text:p text:style-name="P51"/>
      <text:p text:style-name="P52">To interact with API</text:p>
      <text:p text:style-name="P52"/>
      <text:p text:style-name="P52">AJAX</text:p>
      <text:p text:style-name="P52">Fetch</text:p>
      <text:p text:style-name="P52">HttpClient (it uses rxjs)</text:p>
      <text:p text:style-name="P52"/>
      <text:p text:style-name="P53">RXJS works on push based architecture.</text:p>
      <text:p text:style-name="P53">In conventional API, if you add data you need to call pull data to get latest data.</text:p>
      <text:p text:style-name="P53">But in case of RXJS, Continues stream of data is provided.</text:p>
      <text:p text:style-name="P53">If you are subscribed to that stream then you don’t need to call pull data after add data.</text:p>
      <text:p text:style-name="P53">Latest datawill be available in the stream that you are subscribed to.</text:p>
      <text:p text:style-name="P53"/>
      <text:p text:style-name="P54">RXJS is an library for writing Reactive Programming.</text:p>
      <text:p text:style-name="P54">Observables are stream of data to which we can subscribe.</text:p>
      <text:p text:style-name="P54"/>
      <text:p text:style-name="P55">Observable, Observer, Stream</text:p>
      <text:p text:style-name="P55"/>
      <text:p text:style-name="P56">HttpRequest gives more options and information of request and response.</text:p>
      <text:p text:style-name="P56"/>
      <text:p text:style-name="P56"/>
      <text:p text:style-name="P56">RXJS operators<text:line-break/><text:line-break/><text:span text:style-name="T17">ShareReplay – </text:span><text:span text:style-name="T18">to cache the request to avoide multiple calls</text:span></text:p>
      <text:p text:style-name="P57">AsyncPipe</text:p>
      <text:p text:style-name="P58">CatchError</text:p>
      <text:p text:style-name="P62"><text:soft-page-break/>Map</text:p>
      <text:p text:style-name="P62"/>
      <text:p text:style-name="P62"/>
      <text:p text:style-name="P63">Http Interceptors</text:p>
      <text:p text:style-name="P63"/>
      <text:p text:style-name="P64">allows us to intercept request.</text:p>
      <text:p text:style-name="P64">We can change data and add headers</text:p>
      <text:p text:style-name="P64"/>
      <text:p text:style-name="P64">APP_Initializer</text:p>
      <text:p text:style-name="P64"/>
      <text:p text:style-name="P64">allows us to inject function as application startup</text:p>
      <text:p text:style-name="P64"/>
      <text:p text:style-name="P64"/>
      <text:p text:style-name="P65">Angular Router</text:p>
      <text:p text:style-name="P65"/>
      <text:p text:style-name="P66">provide the functionality to add routes</text:p>
      <text:p text:style-name="P66">developers can configure all the routes at front-end</text:p>
      <text:p text:style-name="P66">provide SPA functionality</text:p>
      <text:p text:style-name="P66">feature to add nested routes</text:p>
      <text:p text:style-name="P66"/>
      <text:p text:style-name="P67">setup router</text:p>
      <text:p text:style-name="P67"/>
      <text:p text:style-name="P67">import RouterModu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25T11:16:49.477516327</dc:date>
    <meta:editing-duration>PT17H43M17S</meta:editing-duration>
    <meta:editing-cycles>62</meta:editing-cycles>
    <meta:generator>LibreOffice/7.4.7.2$Linux_X86_64 LibreOffice_project/40$Build-2</meta:generator>
    <meta:document-statistic meta:table-count="0" meta:image-count="0" meta:object-count="0" meta:page-count="7" meta:paragraph-count="188" meta:word-count="999" meta:character-count="6554" meta:non-whitespace-character-count="5721"/>
  </office:meta>
</office:document-meta>
</file>